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b4c7dc" draw:textarea-horizontal-align="justify" draw:textarea-vertical-align="middle" draw:auto-grow-height="false" fo:min-height="2.346cm" fo:min-width="3.387cm" fo:wrap-option="no-wrap"/>
      <style:paragraph-properties style:writing-mode="lr-tb"/>
    </style:style>
    <style:style style:name="gr2" style:family="graphic" style:parent-style-name="standard">
      <style:graphic-properties draw:fill-color="#b4c7dc" draw:textarea-horizontal-align="justify" draw:textarea-vertical-align="middle" draw:auto-grow-height="false" fo:min-height="1.696cm" fo:min-width="2.767cm" fo:wrap-option="no-wrap"/>
      <style:paragraph-properties style:writing-mode="lr-tb"/>
    </style:style>
    <style:style style:name="gr3" style:family="graphic" style:parent-style-name="standard">
      <style:graphic-properties draw:fill-color="#ffb66c" draw:textarea-horizontal-align="justify" draw:textarea-vertical-align="middle" draw:auto-grow-height="false" fo:min-height="0.654cm" fo:min-width="3.204cm"/>
      <style:paragraph-properties style:writing-mode="lr-tb"/>
    </style:style>
    <style:style style:name="gr4" style:family="graphic" style:parent-style-name="standard">
      <style:graphic-properties draw:fill-color="#d4ea6b" draw:textarea-horizontal-align="justify" draw:textarea-vertical-align="middle" draw:auto-grow-height="false" fo:min-height="0.654cm" fo:min-width="1.404cm"/>
      <style:paragraph-properties style:writing-mode="lr-tb"/>
    </style:style>
    <style:style style:name="gr5" style:family="graphic" style:parent-style-name="standard">
      <style:graphic-properties draw:fill-color="#ffb66c" draw:textarea-horizontal-align="justify" draw:textarea-vertical-align="middle" draw:auto-grow-height="false" fo:min-height="1.556cm" fo:min-width="5.306cm"/>
      <style:paragraph-properties style:writing-mode="lr-tb"/>
    </style:style>
    <style:style style:name="gr6" style:family="graphic" style:parent-style-name="standard">
      <style:graphic-properties draw:textarea-horizontal-align="justify" draw:textarea-vertical-align="middle" draw:auto-grow-height="false" fo:min-height="1.625cm" fo:min-width="1.501cm"/>
      <style:paragraph-properties style:writing-mode="lr-tb"/>
    </style:style>
    <style:style style:name="gr7" style:family="graphic" style:parent-style-name="objectwithoutfill">
      <style:graphic-properties svg:stroke-width="0.053cm" svg:stroke-color="#ff0000" draw:marker-start-width="0.279cm" draw:marker-end-width="0.279cm" draw:fill="solid" draw:textarea-vertical-align="middle" fo:padding-top="0.151cm" fo:padding-bottom="0.151cm" fo:padding-left="0.276cm" fo:padding-right="0.276cm"/>
    </style:style>
    <style:style style:name="P1" style:family="paragraph">
      <style:paragraph-properties fo:text-align="center"/>
    </style:style>
    <style:style style:name="P2" style:family="paragraph">
      <loext:graphic-properties draw:fill-color="#b4c7dc"/>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loext:graphic-properties draw:fill-color="#ffb66c"/>
      <style:paragraph-properties fo:text-align="center"/>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loext:graphic-properties draw:fill-color="#d4ea6b"/>
      <style:paragraph-properties fo:text-align="center"/>
      <style:text-properties fo:font-size="12pt" style:font-size-asian="12pt" style:font-size-complex="12pt"/>
    </style:style>
    <style:style style:name="P7" style:family="paragraph">
      <style:paragraph-properties fo:text-align="center"/>
      <style:text-properties fo:font-size="10pt" style:font-size-asian="10pt" style:font-size-complex="10pt"/>
    </style:style>
    <style:style style:name="P8" style:family="paragraph">
      <loext:graphic-properties draw:fill-color="#d4ea6b"/>
      <style:paragraph-properties fo:text-align="center"/>
      <style:text-properties fo:font-size="10pt" style:font-size-asian="10pt" style:font-size-complex="10pt"/>
    </style:style>
    <style:style style:name="P9" style:family="paragraph">
      <loext:graphic-properties draw:fill-color="#ffb66c"/>
      <style:paragraph-properties fo:text-align="center"/>
    </style:style>
    <style:style style:name="P10" style:family="paragraph">
      <loext:graphic-properties draw:fill="solid"/>
      <style:paragraph-properties fo:text-align="center"/>
    </style:style>
    <style:style style:name="T1" style:family="text">
      <style:text-properties style:text-position="super 58%"/>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95cm" svg:height="4cm" svg:x="11.05cm" svg:y="1.1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6" draw:id="id6" draw:layer="layout" svg:width="5cm" svg:height="3cm" svg:x="2cm" svg:y="12.6cm">
          <text:p text:style-name="P1">3<text:span text:style-name="T1">rd</text:span> party</text:p>
          <text:p text:style-name="P1">API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2" draw:id="id2" draw:layer="layout" svg:width="3.8cm" svg:height="1cm" svg:x="12.1cm" svg:y="6cm">
          <text:p text:style-name="P3"><text:span text:style-name="T2">CloudFro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xml:id="id3" draw:id="id3" draw:layer="layout" svg:width="2cm" svg:height="1cm" svg:x="17cm" svg:y="6cm">
          <text:p text:style-name="P5"><text:span text:style-name="T3">WA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2cm" svg:height="1cm" svg:x="3.5cm" svg:y="9.5cm">
          <text:p text:style-name="P7"><text:span text:style-name="T4">ElasticIP</text:span></text:p>
          <draw:enhanced-geometry svg:viewBox="0 0 21600 21600" draw:path-stretchpoint-x="10800" draw:path-stretchpoint-y="10800" draw:text-areas="?f3 ?f4 ?f5 ?f6" draw:mirror-vertical="false"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2cm" svg:height="1cm" svg:x="7cm" svg:y="9.5cm">
          <text:p text:style-name="P7"><text:span text:style-name="T4">NAT</text:span></text:p>
          <text:p text:style-name="P7"><text:span text:style-name="T4">gatew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4" draw:id="id4" draw:layer="layout" svg:width="6cm" svg:height="2cm" svg:x="11cm" svg:y="9cm">
          <text:p text:style-name="P1">Elastic Beanstalk</text:p>
          <text:p text:style-name="P1">(PH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10" draw:id="id10" draw:layer="layout" svg:width="6cm" svg:height="2cm" svg:x="11cm" svg:y="17cm">
          <text:p text:style-name="P1">Elastic Beanstalk</text:p>
          <text:p text:style-name="P1">(JAV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11" draw:id="id11" draw:layer="layout" svg:width="6cm" svg:height="2cm" svg:x="20cm" svg:y="9cm">
          <text:p text:style-name="P1">ElastiCache for</text:p>
          <text:p text:style-name="P1">Red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2" draw:id="id12" draw:layer="layout" svg:width="2cm" svg:height="3cm" svg:x="13cm" svg:y="12.5cm">
          <text:p text:style-name="P5"><text:span text:style-name="T3">Amazon</text:span></text:p>
          <text:p text:style-name="P5"><text:span text:style-name="T3">RDS for</text:span></text:p>
          <text:p text:style-name="P5"><text:span text:style-name="T3">Maria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8" xml:id="id9" draw:id="id9" draw:layer="layout" svg:width="2cm" svg:height="1cm" svg:x="7cm" svg:y="17.5cm">
          <text:p text:style-name="P7"><text:span text:style-name="T4">NAT</text:span></text:p>
          <text:p text:style-name="P7"><text:span text:style-name="T4">gate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2cm" svg:height="1cm" svg:x="3.5cm" svg:y="17.5cm">
          <text:p text:style-name="P7"><text:span text:style-name="T4">Elastic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0" draw:layer="layout" draw:type="line" svg:x1="14.025cm" svg:y1="5.1cm" svg:x2="14cm" svg:y2="6cm" draw:start-shape="id1" draw:start-glue-point="2" draw:end-shape="id2" draw:end-glue-point="0" svg:d="M14025 5100l-25 900" svg:viewBox="0 0 26 901">
          <text:p/>
        </draw:connector>
        <draw:connector draw:style-name="gr7" draw:text-style-name="P10" draw:layer="layout" draw:type="line" svg:x1="17cm" svg:y1="6.5cm" svg:x2="15.9cm" svg:y2="6.5cm" draw:start-shape="id3" draw:start-glue-point="3" draw:end-shape="id2" draw:end-glue-point="1" svg:d="M17000 6500h-1100" svg:viewBox="0 0 1101 1">
          <text:p/>
        </draw:connector>
        <draw:connector draw:style-name="gr7" draw:text-style-name="P10" draw:layer="layout" draw:type="line" svg:x1="14cm" svg:y1="7cm" svg:x2="14cm" svg:y2="9cm" draw:start-shape="id2" draw:start-glue-point="2" draw:end-shape="id4" draw:end-glue-point="0" svg:d="M14000 7000v2000" svg:viewBox="0 0 1 2001">
          <text:p/>
        </draw:connector>
        <draw:connector draw:style-name="gr7" draw:text-style-name="P10" draw:layer="layout" draw:type="line" svg:x1="4.5cm" svg:y1="10.5cm" svg:x2="4.5cm" svg:y2="12.6cm" draw:start-shape="id5" draw:start-glue-point="2" draw:end-shape="id6" draw:end-glue-point="0" svg:d="M4500 10500v2100" svg:viewBox="0 0 1 2101">
          <text:p/>
        </draw:connector>
        <draw:connector draw:style-name="gr7" draw:text-style-name="P10" draw:layer="layout" draw:type="line" svg:x1="4.5cm" svg:y1="17.5cm" svg:x2="4.5cm" svg:y2="15.6cm" draw:start-shape="id7" draw:start-glue-point="0" draw:end-shape="id6" draw:end-glue-point="2" svg:d="M4500 17500v-1900" svg:viewBox="0 0 1 1901">
          <text:p/>
        </draw:connector>
        <draw:connector draw:style-name="gr7" draw:text-style-name="P10" draw:layer="layout" draw:type="line" svg:x1="5.5cm" svg:y1="10cm" svg:x2="7cm" svg:y2="10cm" draw:start-shape="id5" draw:start-glue-point="1" draw:end-shape="id8" draw:end-glue-point="3" svg:d="M5500 10000h1500" svg:viewBox="0 0 1501 1">
          <text:p/>
        </draw:connector>
        <draw:connector draw:style-name="gr7" draw:text-style-name="P10" draw:layer="layout" draw:type="line" svg:x1="9cm" svg:y1="10cm" svg:x2="11cm" svg:y2="10cm" draw:start-shape="id8" draw:start-glue-point="1" draw:end-shape="id4" draw:end-glue-point="3" svg:d="M9000 10000h2000" svg:viewBox="0 0 2001 1">
          <text:p/>
        </draw:connector>
        <draw:connector draw:style-name="gr7" draw:text-style-name="P10" draw:layer="layout" draw:type="line" svg:x1="5.5cm" svg:y1="18cm" svg:x2="7cm" svg:y2="18cm" draw:start-shape="id7" draw:start-glue-point="1" draw:end-shape="id9" draw:end-glue-point="3" svg:d="M5500 18000h1500" svg:viewBox="0 0 1501 1">
          <text:p/>
        </draw:connector>
        <draw:connector draw:style-name="gr7" draw:text-style-name="P10" draw:layer="layout" draw:type="line" svg:x1="9cm" svg:y1="18cm" svg:x2="11cm" svg:y2="18cm" draw:start-shape="id9" draw:start-glue-point="1" draw:end-shape="id10" draw:end-glue-point="3" svg:d="M9000 18000h2000" svg:viewBox="0 0 2001 1">
          <text:p/>
        </draw:connector>
        <draw:connector draw:style-name="gr7" draw:text-style-name="P10" draw:layer="layout" draw:type="line" svg:x1="17cm" svg:y1="10cm" svg:x2="20cm" svg:y2="10cm" draw:start-shape="id4" draw:start-glue-point="1" draw:end-shape="id11" draw:end-glue-point="3" svg:d="M17000 10000h3000" svg:viewBox="0 0 3001 1">
          <text:p/>
        </draw:connector>
        <draw:connector draw:style-name="gr7" draw:text-style-name="P10" draw:layer="layout" draw:type="line" svg:x1="14cm" svg:y1="11cm" svg:x2="14cm" svg:y2="12.5cm" draw:start-shape="id4" draw:start-glue-point="2" draw:end-shape="id12" draw:end-glue-point="5" svg:d="M14000 11000v1500" svg:viewBox="0 0 1 1501">
          <text:p/>
        </draw:connector>
        <draw:connector draw:style-name="gr7" draw:text-style-name="P10" draw:layer="layout" draw:type="line" svg:x1="14cm" svg:y1="17cm" svg:x2="14cm" svg:y2="15.5cm" draw:start-shape="id10" draw:start-glue-point="0" draw:end-shape="id12" draw:end-glue-point="7" svg:d="M14000 17000v-1500" svg:viewBox="0 0 1 150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5-07T10:57:08.632558206</meta:creation-date>
    <dc:date>2020-05-07T11:31:34.990143411</dc:date>
    <meta:editing-duration>PT34M19S</meta:editing-duration>
    <meta:editing-cycles>15</meta:editing-cycles>
    <meta:generator>LibreOffice/6.3.5.2$Linux_X86_64 LibreOffice_project/30$Build-2</meta:generator>
    <meta:document-statistic meta:object-count="24"/>
  </office:meta>
</office:document-meta>
</file>